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8d71" officeooo:paragraph-rsid="00108d71"/>
    </style:style>
    <style:style style:name="P2" style:family="paragraph" style:parent-style-name="Standard">
      <style:text-properties officeooo:rsid="000be6f7" officeooo:paragraph-rsid="001c7b9d"/>
    </style:style>
    <style:style style:name="T1" style:family="text">
      <style:text-properties officeooo:rsid="000daa0e"/>
    </style:style>
    <style:style style:name="T2" style:family="text">
      <style:text-properties officeooo:rsid="00108d71"/>
    </style:style>
    <style:style style:name="T3" style:family="text">
      <style:text-properties officeooo:rsid="0011f2cc"/>
    </style:style>
    <style:style style:name="T4" style:family="text">
      <style:text-properties officeooo:rsid="001c7b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here are many types of browsers, with some of the major ones being <text:span text:style-name="T2">C</text:span>hrome, <text:span text:style-name="T2">I</text:span>nternet <text:span text:style-name="T2">E</text:span>xplorer, <text:span text:style-name="T2">F</text:span>irefox, <text:span text:style-name="T2">S</text:span>afari and <text:span text:style-name="T2">O</text:span>pera which are used on desktops, and <text:span text:style-name="T2">A</text:span>ndroid <text:span text:style-name="T2">B</text:span>rowser, <text:span text:style-name="T2">I</text:span>phone, <text:span text:style-name="T2">O</text:span>peramini and <text:span text:style-name="T2">C</text:span>hrome which among others are used on mobile<text:span text:style-name="T4">(http://www.html5rocks.com/en/tutorials/internals/howbrowserswork/).</text:span></text:p>
      <text:p text:style-name="P2"><text:tab/><text:span text:style-name="T1">The main function of browsers is presenting the web resource chosen by requesting it from the server and displaying it in the browser window. The resource can be a HTML document, a PDF, image, or other content type. The resource location is specified by the user using a uniform resource locater which maps to an internet protocol address. This is called a domain name system lookup that maps numeric computer addresses to human readable names. Once the browser has the IP address, it sends an HTTP request to the web server at that address. As the HTML response is being sent back to the browser, the browser's rendering engine displays the requested content on the screen by parsing the HTML and creating a DOM table. The tree displays rectangles that are displayed in a given order in the next page with a few visual attributes which include color and size dimensions. Next, the browser lays out the contents as they appear. The elements are then drawn/ painted on the screen. As the browser renders the HTML, it finds tags that require files from other uniform resource locaters and then sends a request to the web server to get each of these files(http://skillcrush.com/2013/02/24/how-browsers-work/).</text:span></text:p>
      <text:p text:style-name="P1"><text:tab/>Browser user interfaces have common elements which include an address bar for inserting a uniform resource locater, back and forward buttons, bookmarking options, refresh and stop buttons for refreshing or stopping the loading of current documents, and a home button that takes one to the home page.</text:p>
      <text:p text:style-name="P1"><text:tab/><text:span text:style-name="T3">A browser's main components include the user interface, browser engine, rendering engine,networking, user interface backend, JavaScript interpreter and data sto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46:05.802119251</meta:creation-date>
    <dc:date>2016-03-13T16:53:08.815918831</dc:date>
    <meta:editing-duration>PT55M30S</meta:editing-duration>
    <meta:editing-cycles>18</meta:editing-cycles>
    <meta:generator>LibreOffice/4.2.8.2$Linux_X86_64 LibreOffice_project/420m0$Build-2</meta:generator>
    <meta:document-statistic meta:table-count="0" meta:image-count="0" meta:object-count="0" meta:page-count="1" meta:paragraph-count="4" meta:word-count="308" meta:character-count="1978" meta:non-whitespace-character-count="1670"/>
  </office:meta>
</office:document-meta>
</file>